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olas" svg:font-family="Conolas"/>
    <style:font-face style:name="OpenSymbol" svg:font-family="OpenSymbol"/>
    <style:font-face style:name="Arial2" svg:font-family="Arial" style:font-family-generic="swiss"/>
    <style:font-face style:name="Calibri" svg:font-family="Calibri, 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">
      <style:paragraph-properties style:text-autospace="none"/>
      <style:text-properties fo:color="#000000" style:font-name="Consolas" fo:font-size="9pt" style:font-name-asian="Calibri" style:font-size-asian="9pt" style:font-name-complex="Calibri" style:font-size-complex="9pt"/>
    </style:style>
    <style:style style:name="P2" style:family="paragraph" style:parent-style-name="Default">
      <style:paragraph-properties fo:text-align="center" style:justify-single-word="false"/>
      <style:text-properties fo:color="#000000" style:font-name="Conolas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P3" style:family="paragraph" style:parent-style-name="Default">
      <style:paragraph-properties fo:margin-top="0cm" fo:margin-bottom="0cm" style:text-autospace="none"/>
      <style:text-properties fo:color="#000000" style:font-name="Consolas" fo:font-size="9pt" fo:font-style="normal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style:style style:name="P4" style:family="paragraph" style:parent-style-name="Default">
      <style:paragraph-properties fo:margin-top="0cm" fo:margin-bottom="0cm" style:text-autospace="none"/>
      <style:text-properties fo:color="#000000" style:font-name="Consolas" fo:font-size="9pt" fo:font-style="normal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P5" style:family="paragraph" style:parent-style-name="Default">
      <style:paragraph-properties fo:margin-top="0cm" fo:margin-bottom="0cm" style:text-autospace="none"/>
      <style:text-properties style:font-name="Consolas" fo:font-size="9pt" style:font-size-asian="9pt" style:font-size-complex="9pt"/>
    </style:style>
    <style:style style:name="P6" style:family="paragraph" style:parent-style-name="Default">
      <style:paragraph-properties fo:margin-top="0cm" fo:margin-bottom="0cm" style:text-autospace="none"/>
      <style:text-properties style:font-name="Consolas" fo:font-size="9pt" fo:font-weight="bold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Consolas" fo:font-size="9pt" style:font-size-asian="9pt" style:font-size-complex="9pt"/>
    </style:style>
    <style:style style:name="P8" style:family="paragraph" style:parent-style-name="Standard">
      <style:text-properties style:font-name="Consolas" fo:font-size="9pt" fo:font-weight="bold" style:font-size-asian="9pt" style:font-weight-asian="bold" style:font-size-complex="9pt" style:font-weight-complex="bold"/>
    </style:style>
    <style:style style:name="P9" style:family="paragraph" style:parent-style-name="Default">
      <style:paragraph-properties fo:text-align="center" style:justify-single-word="false" style:text-autospace="none"/>
      <style:text-properties fo:color="#000000" style:text-line-through-style="none" style:font-name="Conolas" fo:font-size="14pt" style:text-underline-style="none" fo:font-weight="bold" style:font-name-asian="Calibri" style:font-size-asian="14pt" style:font-weight-asian="bold" style:font-name-complex="Calibri" style:font-size-complex="14pt" style:font-weight-complex="bold"/>
    </style:style>
    <style:style style:name="P10" style:family="paragraph" style:parent-style-name="Default">
      <style:paragraph-properties fo:text-align="end" style:justify-single-word="false" style:text-autospace="none"/>
      <style:text-properties fo:color="#000000" style:text-line-through-style="none" style:font-name="Conolas" fo:font-size="11.5pt" style:text-underline-style="none" fo:font-weight="normal" style:font-name-asian="Calibri" style:font-size-asian="11.5pt" style:font-weight-asian="normal" style:font-name-complex="Calibri" style:font-size-complex="11.5pt" style:font-weight-complex="normal"/>
    </style:style>
    <style:style style:name="P11" style:family="paragraph" style:parent-style-name="Default" style:list-style-name="L1">
      <style:paragraph-properties fo:margin-top="0cm" fo:margin-bottom="0.083cm" style:text-autospace="none"/>
      <style:text-properties style:font-name="Consolas" fo:font-size="9pt" style:font-size-asian="9pt" style:font-size-complex="9pt"/>
    </style:style>
    <style:style style:name="P12" style:family="paragraph" style:parent-style-name="Default" style:list-style-name="L2">
      <style:paragraph-properties fo:margin-top="0cm" fo:margin-bottom="0.083cm" style:text-autospace="none"/>
      <style:text-properties style:font-name="Consolas" fo:font-size="9pt" style:font-size-asian="9pt" style:font-size-complex="9pt"/>
    </style:style>
    <style:style style:name="P13" style:family="paragraph" style:parent-style-name="Default" style:list-style-name="L7">
      <style:paragraph-properties fo:margin-top="0cm" fo:margin-bottom="0.083cm" style:text-autospace="none"/>
      <style:text-properties style:font-name="Consolas" fo:font-size="9pt" style:font-size-asian="9pt" style:font-size-complex="9pt"/>
    </style:style>
    <style:style style:name="P14" style:family="paragraph" style:parent-style-name="Default" style:list-style-name="L1">
      <style:paragraph-properties fo:margin-top="0cm" fo:margin-bottom="0.083cm" style:text-autospace="none"/>
      <style:text-properties fo:color="#000000" style:font-name="Consolas" fo:font-size="9pt" fo:font-weight="normal" style:font-name-asian="Calibri" style:font-size-asian="9pt" style:font-weight-asian="normal" style:font-name-complex="Calibri" style:font-size-complex="9pt" style:font-weight-complex="normal"/>
    </style:style>
    <style:style style:name="P15" style:family="paragraph" style:parent-style-name="Default" style:list-style-name="L2">
      <style:paragraph-properties fo:margin-top="0cm" fo:margin-bottom="0.083cm" style:text-autospace="none"/>
      <style:text-properties fo:color="#000000" style:font-name="Consolas" fo:font-size="9pt" fo:font-style="normal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style:style style:name="P16" style:family="paragraph" style:parent-style-name="Default" style:list-style-name="L7">
      <style:paragraph-properties fo:margin-top="0cm" fo:margin-bottom="0.083cm" style:text-autospace="none"/>
      <style:text-properties fo:color="#000000" style:font-name="Consolas" fo:font-size="9pt" fo:font-style="normal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style:style style:name="P17" style:family="paragraph" style:parent-style-name="Default" style:list-style-name="L2">
      <style:paragraph-properties fo:margin-top="0cm" fo:margin-bottom="0.083cm" style:text-autospace="none"/>
      <style:text-properties fo:color="#000000" style:font-name="Consolas" fo:font-size="9pt" fo:font-style="normal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8" style:family="paragraph" style:parent-style-name="Default" style:list-style-name="L7">
      <style:paragraph-properties fo:margin-top="0cm" fo:margin-bottom="0.083cm" style:text-autospace="none"/>
      <style:text-properties fo:color="#000000" style:font-name="Consolas" fo:font-size="9pt" fo:font-style="normal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9" style:family="paragraph" style:parent-style-name="Default" style:list-style-name="L7">
      <style:paragraph-properties fo:margin-top="0cm" fo:margin-bottom="0.083cm" fo:break-before="page" style:text-autospace="none"/>
      <style:text-properties style:font-name="Consolas" fo:font-size="9pt" style:font-size-asian="9pt" style:font-size-complex="9pt"/>
    </style:style>
    <style:style style:name="P20" style:family="paragraph" style:parent-style-name="Default" style:list-style-name="L2">
      <style:paragraph-properties fo:margin-top="0cm" fo:margin-bottom="0cm" style:text-autospace="none"/>
      <style:text-properties style:font-name="Consolas" fo:font-size="9pt" style:font-size-asian="9pt" style:font-size-complex="9pt"/>
    </style:style>
    <style:style style:name="P21" style:family="paragraph" style:parent-style-name="Default" style:list-style-name="L3">
      <style:paragraph-properties fo:margin-top="0cm" fo:margin-bottom="0cm" style:text-autospace="none"/>
      <style:text-properties style:font-name="Consolas" fo:font-size="9pt" style:font-size-asian="9pt" style:font-size-complex="9pt"/>
    </style:style>
    <style:style style:name="P22" style:family="paragraph" style:parent-style-name="Default" style:list-style-name="L4">
      <style:paragraph-properties fo:margin-top="0cm" fo:margin-bottom="0cm" style:text-autospace="none"/>
      <style:text-properties style:font-name="Consolas" fo:font-size="9pt" style:font-size-asian="9pt" style:font-size-complex="9pt"/>
    </style:style>
    <style:style style:name="P23" style:family="paragraph" style:parent-style-name="Default" style:list-style-name="L5">
      <style:paragraph-properties fo:margin-top="0cm" fo:margin-bottom="0cm" style:text-autospace="none"/>
      <style:text-properties style:font-name="Consolas" fo:font-size="9pt" style:font-size-asian="9pt" style:font-size-complex="9pt"/>
    </style:style>
    <style:style style:name="P24" style:family="paragraph" style:parent-style-name="Default" style:list-style-name="L7">
      <style:paragraph-properties fo:margin-top="0cm" fo:margin-bottom="0cm" style:text-autospace="none"/>
      <style:text-properties style:font-name="Consolas" fo:font-size="9pt" style:font-size-asian="9pt" style:font-size-complex="9pt"/>
    </style:style>
    <style:style style:name="P25" style:family="paragraph" style:parent-style-name="Default" style:list-style-name="L4">
      <style:paragraph-properties fo:margin-top="0cm" fo:margin-bottom="0cm" style:text-autospace="none"/>
      <style:text-properties style:font-name="Consolas" fo:font-size="9pt" fo:font-weight="bold" style:font-size-asian="9pt" style:font-weight-asian="bold" style:font-size-complex="9pt" style:font-weight-complex="bold"/>
    </style:style>
    <style:style style:name="P26" style:family="paragraph" style:parent-style-name="Default" style:list-style-name="L3">
      <style:paragraph-properties fo:margin-top="0cm" fo:margin-bottom="0cm" style:text-autospace="none"/>
      <style:text-properties fo:color="#000000" style:font-name="Consolas" fo:font-size="9pt" fo:font-style="normal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style:style style:name="P27" style:family="paragraph" style:parent-style-name="Default" style:list-style-name="L5">
      <style:paragraph-properties fo:margin-top="0cm" fo:margin-bottom="0cm" style:text-autospace="none"/>
      <style:text-properties fo:color="#000000" style:font-name="Consolas" fo:font-size="9pt" fo:font-style="normal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style:style style:name="P28" style:family="paragraph" style:parent-style-name="Default" style:list-style-name="L6">
      <style:paragraph-properties fo:margin-top="0cm" fo:margin-bottom="0cm" style:text-autospace="none"/>
      <style:text-properties fo:color="#000000" style:font-name="Consolas" fo:font-size="9pt" fo:font-style="normal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style:style style:name="P29" style:family="paragraph" style:parent-style-name="Default" style:list-style-name="L7">
      <style:paragraph-properties fo:margin-top="0cm" fo:margin-bottom="0cm" style:text-autospace="none"/>
      <style:text-properties fo:color="#000000" style:font-name="Consolas" fo:font-size="9pt" fo:font-style="normal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style:style style:name="P30" style:family="paragraph" style:parent-style-name="Default" style:list-style-name="L3">
      <style:paragraph-properties fo:margin-top="0cm" fo:margin-bottom="0cm" style:text-autospace="none"/>
      <style:text-properties fo:color="#000000" style:font-name="Consolas" fo:font-size="9pt" fo:font-style="normal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P31" style:family="paragraph" style:parent-style-name="Default" style:list-style-name="L6">
      <style:paragraph-properties fo:margin-top="0cm" fo:margin-bottom="0cm" style:text-autospace="none"/>
      <style:text-properties fo:color="#000000" style:font-name="Consolas" fo:font-size="9pt" fo:font-style="normal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P32" style:family="paragraph" style:parent-style-name="Default" style:list-style-name="L7">
      <style:paragraph-properties fo:margin-top="0cm" fo:margin-bottom="0cm" style:text-autospace="none"/>
      <style:text-properties fo:color="#000000" style:font-name="Consolas" fo:font-size="9pt" fo:font-style="normal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P33" style:family="paragraph" style:parent-style-name="Default">
      <style:paragraph-properties fo:margin-top="0cm" fo:margin-bottom="0cm" style:text-autospace="none"/>
      <style:text-properties fo:color="#000000" style:font-name="Consolas" fo:font-size="9pt" fo:font-style="normal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P34" style:family="paragraph" style:parent-style-name="Default" style:list-style-name="L8">
      <style:paragraph-properties fo:margin-top="0cm" fo:margin-bottom="0cm" style:text-autospace="none"/>
      <style:text-properties fo:color="#000000" style:font-name="Consolas" fo:font-size="9pt" fo:font-style="normal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P35" style:family="paragraph" style:parent-style-name="Default" style:list-style-name="L6">
      <style:paragraph-properties fo:margin-top="0cm" fo:margin-bottom="0cm" fo:break-before="page" style:text-autospace="none"/>
      <style:text-properties fo:color="#000000" style:font-name="Consolas" fo:font-size="9pt" fo:font-style="normal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P36" style:family="paragraph" style:parent-style-name="Default" style:list-style-name="L7">
      <style:paragraph-properties fo:margin-top="0cm" fo:margin-bottom="0cm" fo:break-before="page" style:text-autospace="none"/>
      <style:text-properties fo:color="#000000" style:font-name="Consolas" fo:font-size="9pt" fo:font-style="normal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P37" style:family="paragraph" style:parent-style-name="Default" style:list-style-name="L8">
      <style:paragraph-properties fo:margin-top="0cm" fo:margin-bottom="0cm" fo:break-before="page" style:text-autospace="none"/>
      <style:text-properties style:font-name="Consolas" fo:font-size="9pt" style:font-size-asian="9pt" style:font-size-complex="9pt"/>
    </style:style>
    <style:style style:name="P38" style:family="paragraph" style:parent-style-name="Standard">
      <style:text-properties style:font-name="Consolas" fo:font-size="9pt" fo:font-weight="bold" style:font-size-asian="9pt" style:font-weight-asian="bold" style:font-size-complex="9pt" style:font-weight-complex="bold"/>
    </style:style>
    <style:style style:name="T1" style:family="text">
      <style:text-properties fo:color="#000000" style:font-name-asian="Calibri" style:font-name-complex="Calibri"/>
    </style:style>
    <style:style style:name="T2" style:family="text">
      <style:text-properties fo:color="#000000" fo:font-weight="bold" style:font-name-asian="Calibri" style:font-weight-asian="bold" style:font-name-complex="Calibri" style:font-weight-complex="bold"/>
    </style:style>
    <style:style style:name="T3" style:family="text">
      <style:text-properties fo:color="#000000" fo:font-weight="normal" style:font-name-asian="Calibri" style:font-weight-asian="normal" style:font-name-complex="Calibri" style:font-weight-complex="normal"/>
    </style:style>
    <style:style style:name="T4" style:family="text">
      <style:text-properties fo:color="#000000" fo:font-style="italic" fo:font-weight="normal" style:font-name-asian="Calibri" style:font-style-asian="italic" style:font-weight-asian="normal" style:font-name-complex="Calibri" style:font-style-complex="italic" style:font-weight-complex="normal"/>
    </style:style>
    <style:style style:name="T5" style:family="text">
      <style:text-properties fo:color="#000000" fo:font-style="normal" fo:font-weight="normal" style:font-name-asian="Calibri" style:font-style-asian="normal" style:font-weight-asian="normal" style:font-name-complex="Calibri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zy danych – NoSQL </text:p>
      <text:p text:style-name="P9">MongoDB – zadania </text:p>
      <text:p text:style-name="P10">Mikołaj Tomalik </text:p>
      <text:p text:style-name="P10">27.11.2019 </text:p>
      <text:p text:style-name="P10">11.12.2019 </text:p>
      <text:p text:style-name="P1"><text:s/></text:p>
      <text:list xml:id="list242962486224251559" text:style-name="L1">
        <text:list-item>
          <text:p text:style-name="P11"><text:span text:style-name="T1">Wykorzystując bazę danych </text:span><text:span text:style-name="T2">yelp dataset </text:span><text:span text:style-name="T3">wykonaj zapytanie i komendy MongoDB, a</text:span><text:span text:style-name="T3">by uzyskać następujące </text:span><text:span text:style-name="T3">rezultaty:</text:span></text:p>
          <text:p text:style-name="P14"/>
        </text:list-item>
      </text:list>
      <text:list xml:id="list7980851018558105027" text:style-name="L2">
        <text:list-header>
          <text:p text:style-name="P12"><text:span text:style-name="T3">a. </text:span><text:span text:style-name="T3">Zwróć bez powtórzeń </text:span><text:span text:style-name="T3">wszystkie </text:span><text:span text:style-name="T3">nazwy miast w których znajdują się </text:span><text:span text:style-name="T3">firmy (</text:span><text:span text:style-name="T4">business</text:span><text:span text:style-name="T5">). Wynik posortuj na podstawie nazwy miasta alfabetycznie.</text:span></text:p>
          <text:p text:style-name="P15">db.buisiness.createIndex({"city": 1})</text:p>
          <text:p text:style-name="P15">db.buisiness.distinct("city”).sort();</text:p>
          <text:p text:style-name="P17"/>
          <text:p text:style-name="P12"><text:span text:style-name="T5">b. Zwr</text:span><text:span text:style-name="T5">óć liczbę </text:span><text:span text:style-name="T5">wszystkich recenzji, </text:span><text:span text:style-name="T5">które pojawiły się </text:span><text:span text:style-name="T5">po 2011 roku </text:span><text:span text:style-name="T5">(włącznie)</text:span><text:span text:style-name="T5">. </text:span></text:p>
          <text:p text:style-name="P15">db.review.find({"date" : {"$gte" : "2011-01-01"}});</text:p>
          <text:p text:style-name="P15"/>
          <text:p text:style-name="P12"><text:span text:style-name="T5">c. </text:span><text:span text:style-name="T5">Zwróć </text:span><text:span text:style-name="T5">dane wszystkich </text:span><text:span text:style-name="T5">zamkniętych </text:span><text:span text:style-name="T5">(</text:span><text:span text:style-name="T4">open</text:span><text:span text:style-name="T5">) firm (</text:span><text:span text:style-name="T4">business</text:span><text:span text:style-name="T5">) </text:span><text:span text:style-name="T5">z pól</text:span><text:span text:style-name="T5">: nazwa, adres, gwiazdki (</text:span><text:span text:style-name="T4">stars</text:span><text:span text:style-name="T5">). </text:span></text:p>
          <text:p text:style-name="P15">db.buisiness.find</text:p>
          <text:p text:style-name="P15">(</text:p>
          <text:p text:style-name="P15">{'open': false},</text:p>
          <text:p text:style-name="P15">{'name': 1,'full_address': 1,'stars': 1}</text:p>
          <text:p text:style-name="P15">)</text:p>
          <text:p text:style-name="P15"/>
          <text:p text:style-name="P12"><text:span text:style-name="T5">d. Z</text:span><text:span text:style-name="T5">wróć </text:span><text:span text:style-name="T5">dane wszystkich </text:span><text:span text:style-name="T5">użytkowników </text:span><text:span text:style-name="T5">(</text:span><text:span text:style-name="T4">user</text:span><text:span text:style-name="T5">), </text:span><text:span text:style-name="T5">którzy </text:span><text:span text:style-name="T5">nie uzyskali ani jednego pozytywnego g</text:span><text:span text:style-name="T5">łos</text:span><text:span text:style-name="T5">u z kategorii (</text:span><text:span text:style-name="T4">funny lub useful</text:span><text:span text:style-name="T5">), wynik posortuj alfabetycznie na podstawie imienia </text:span><text:span text:style-name="T5">użytkownika</text:span><text:span text:style-name="T5">. </text:span></text:p>
          <text:p text:style-name="P15">db.user.createIndex({"name": 1})</text:p>
          <text:p text:style-name="P15">db.user.find({$or:[{'votes.funny': 0},{'votes.useful': 0},]})</text:p>
          <text:p text:style-name="P15">.sort({'name': 1})</text:p>
          <text:p text:style-name="P15"/>
          <text:p text:style-name="P12"><text:span text:style-name="T5">e. </text:span><text:span text:style-name="T5">Określ, </text:span><text:span text:style-name="T5">ile </text:span><text:span text:style-name="T5">każde </text:span><text:span text:style-name="T5">prze</text:span><text:span text:style-name="T5">dsiębiorstw</text:span><text:span text:style-name="T5">o </text:span><text:span text:style-name="T5">otrzymało wskazówek/napiwków </text:span><text:span text:style-name="T5">(</text:span><text:span text:style-name="T4">tip</text:span><text:span text:style-name="T5">) w 2012. Wynik posortuj alfabetycznie na podstawie liczby (</text:span><text:span text:style-name="T4">tip</text:span><text:span text:style-name="T5">). </text:span></text:p>
          <text:p text:style-name="P15">db.tip.aggregate</text:p>
          <text:p text:style-name="P15">([</text:p>
          <text:p text:style-name="P15">{$group: {_id: "$business_id", count: {$sum: 1}}},</text:p>
          <text:p text:style-name="P15">{$lookup:{from: "buisiness", localField: "_id", foreignField: "business_id", as: "business_tip"}},</text:p>
          <text:p text:style-name="P15">{$unwind: "$business_tip"},</text:p>
          <text:p text:style-name="P15">{$project:{"name": "$business_tip.name","count": "$count"}},</text:p>
          <text:p text:style-name="P15">{$match: {"$business_tip.date" : { $gte: 2012-01-01, $lte: 2012-12-31 } } },</text:p>
          <text:p text:style-name="P15">{$sort: {tip: 1}}</text:p>
          <text:p text:style-name="P15">])</text:p>
          <text:p text:style-name="P15"/>
          <text:p text:style-name="P12"><text:span text:style-name="T5">f. Wyznacz, </text:span><text:span text:style-name="T5">jaką średnia ocen (</text:span><text:span text:style-name="T4">stars</text:span><text:span text:style-name="T5">) uzyskała każ</text:span><text:span text:style-name="T5">da firma (</text:span><text:span text:style-name="T4">business</text:span><text:span text:style-name="T5">) na podstawie wszystkich recenzji. Wynik ogranicz do recenzji, </text:span><text:span text:style-name="T5">które uzyskały min </text:span><text:span text:style-name="T5">4.0 gwiazdki. </text:span></text:p>
          <text:p text:style-name="P15">db.review.aggregate</text:p>
          <text:p text:style-name="P15">([</text:p>
          <text:p text:style-name="P15">{$group:{_id: "$business_id", avgStars: {$avg: "$stars"}}},</text:p>
          <text:p text:style-name="P15">{$lookup:{from: "buisiness",localField: "_id",foreignField: "business_id",as: "business_review"}},</text:p>
          <text:p text:style-name="P15">{$unwind: "$business_review"},</text:p>
          <text:p text:style-name="P15">{$project:{"name": "$business_review.name","avgStars": "$avgStars"}},</text:p>
          <text:p text:style-name="P15">{ $match : { avgStars: { $gte: 4 } } } </text:p>
          <text:p text:style-name="P15">])</text:p>
          <text:p text:style-name="P15"/>
          <text:p text:style-name="P20"><text:soft-page-break/><text:span text:style-name="T5">g. Usuń wszystkie firmy (</text:span><text:span text:style-name="T4">business</text:span><text:span text:style-name="T5">), które posiadają ocenę (</text:span><text:span text:style-name="T4">stars</text:span><text:span text:style-name="T5">) równą 2.0. </text:span></text:p>
        </text:list-header>
      </text:list>
      <text:p text:style-name="P3"><text:tab/>db.buisiness.deleteMany({"stars": 2.0})</text:p>
      <text:p text:style-name="P3"/>
      <text:p text:style-name="P3"/>
      <text:p text:style-name="P3"/>
      <text:list xml:id="list7321294622525813273" text:style-name="L3">
        <text:list-item>
          <text:p text:style-name="P21"><text:span text:style-name="T5">Zdefiniuj funkcję (</text:span><text:span text:style-name="T4">MongoDB</text:span><text:span text:style-name="T5">) umożliwiającą dodanie nowej recenzji (</text:span><text:span text:style-name="T4">review</text:span><text:span text:style-name="T5">). Wykonaj przykładowe wywołanie.</text:span></text:p>
          <text:p text:style-name="P26">function insertReview(user_id, review_id, business_id, stars, text)</text:p>
          <text:p text:style-name="P26">{</text:p>
          <text:p text:style-name="P26"><text:s text:c="4"/>db.review.insert(</text:p>
          <text:p text:style-name="P26"><text:s text:c="4"/>{</text:p>
          <text:p text:style-name="P26"><text:s text:c="8"/>user_id: user_id,</text:p>
          <text:p text:style-name="P26"><text:s text:c="8"/>review_id: review_id,</text:p>
          <text:p text:style-name="P26"><text:s text:c="8"/>business_id: business_id,</text:p>
          <text:p text:style-name="P26"><text:s text:c="8"/>stars: stars,</text:p>
          <text:p text:style-name="P26"><text:s text:c="8"/>text: text,</text:p>
          <text:p text:style-name="P26"><text:s text:c="8"/>votes:{funny: 0, useful: 0, cool: 0},</text:p>
          <text:p text:style-name="P26"><text:s text:c="8"/>date: new Date(),</text:p>
          <text:p text:style-name="P26"><text:s text:c="8"/>type: "review"</text:p>
          <text:p text:style-name="P26"><text:s text:c="4"/>})</text:p>
          <text:p text:style-name="P26">}</text:p>
          <text:p text:style-name="P30"/>
          <text:p text:style-name="P26">insertReview("uid", "rid", "bid", 4, "Review text")</text:p>
        </text:list-item>
      </text:list>
      <text:p text:style-name="P4"/>
      <text:p text:style-name="P4"/>
      <text:list xml:id="list9106739926289681553" text:style-name="L4">
        <text:list-item>
          <text:p text:style-name="P22"><text:span text:style-name="T5">Zdefiniuj funkcję (</text:span><text:span text:style-name="T4">MongoDB</text:span><text:span text:style-name="T5">), która zwróci wszystkie biznesy (</text:span><text:span text:style-name="T4">business</text:span><text:span text:style-name="T5">), w których w kategorii znajduje się podana przez użytkownika cechę. Wartość kategorii należy przekazać do funkcji jako parametr. Wykonaj przykładowe wywołanie zdefiniowanej funkcji.</text:span></text:p>
          <text:p text:style-name="P25">function get_business_of_category(category)</text:p>
          <text:p text:style-name="P25">{</text:p>
          <text:p text:style-name="P25"><text:s text:c="4"/>return db.buisiness.find({categories: {"$in" : [category]}})</text:p>
          <text:p text:style-name="P25">}</text:p>
          <text:p text:style-name="P25">var tips = get_business_of_category("Doctors")</text:p>
          <text:p text:style-name="P25">tips.forEach(function(doc){print(doc)})</text:p>
        </text:list-item>
      </text:list>
      <text:p text:style-name="P6"/>
      <text:p text:style-name="P6"/>
      <text:list xml:id="list2846679906625146798" text:style-name="L5">
        <text:list-item>
          <text:p text:style-name="P23"><text:span text:style-name="T5">Zdefiniuj funkcję (</text:span><text:span text:style-name="T4">MongoDB</text:span><text:span text:style-name="T5">), która umożliwi modyfikację nazwy użytkownika (</text:span><text:span text:style-name="T4">user</text:span><text:span text:style-name="T5">) na podstawie podanego id. Id oraz nazwa mają być przekazywane jako parametry.</text:span></text:p>
          <text:p text:style-name="P27">function change_user_name(user_id, name)</text:p>
          <text:p text:style-name="P27">{</text:p>
          <text:p text:style-name="P27"><text:s text:c="4"/>db.user.update({user_id: user_id},{$set: {name: name}})</text:p>
          <text:p text:style-name="P27">}</text:p>
          <text:p text:style-name="P27"/>
          <text:p text:style-name="P27">change_user_name("5Xh4Qc3rxhAQ_NcNtxLssQ", "Mikolaj")</text:p>
          <text:p text:style-name="P27"/>
        </text:list-item>
      </text:list>
      <text:list xml:id="list4115310854157237754" text:style-name="L6">
        <text:list-header>
          <text:p text:style-name="P31"/>
        </text:list-header>
        <text:list-item>
          <text:p text:style-name="P35">Zwróć średnią ilość wszystkich wskazówek/napiwków dla każdego z biznesów, wykorzystaj map reduce.</text:p>
          <text:p text:style-name="P28">var mapFunction = function()</text:p>
          <text:p text:style-name="P28">{</text:p>
          <text:p text:style-name="P28"><text:s text:c="4"/>var key = this.business_id;</text:p>
          <text:p text:style-name="P28"><text:s text:c="8"/>var value ={sum: this.review_count,count: 1}</text:p>
          <text:p text:style-name="P28"><text:s text:c="4"/>emit(key, value);</text:p>
          <text:p text:style-name="P28">};</text:p>
          <text:p text:style-name="P28"/>
          <text:p text:style-name="P28">var reduceFunction = function(key, values)</text:p>
          <text:p text:style-name="P28">{</text:p>
          <text:p text:style-name="P28"><text:s text:c="4"/>var result ={sum: 0,count: 0};</text:p>
          <text:p text:style-name="P28"><text:s text:c="4"/>values.forEach(function(value)</text:p>
          <text:p text:style-name="P28"><text:s text:c="8"/>{result.sum += value.sum;result.count += value.count;})</text:p>
          <text:p text:style-name="P28"><text:s text:c="4"/>return result;</text:p>
          <text:p text:style-name="P28">}</text:p>
          <text:p text:style-name="P28"/>
          <text:p text:style-name="P28">var finalizeFunction = function(key, reducedValue)</text:p>
          <text:p text:style-name="P28">{</text:p>
          <text:p text:style-name="P28"><text:s text:c="4"/>var avgReviews = reducedValue.sum / reducedValue.count;</text:p>
          <text:p text:style-name="P28"><text:s text:c="4"/>return avgReviews;</text:p>
          <text:p text:style-name="P28">}</text:p>
          <text:p text:style-name="P28"/>
          <text:p text:style-name="P28">db.buisiness.mapReduce(</text:p>
          <text:p text:style-name="P28"><text:s text:c="4"/>mapFunction,</text:p>
          <text:p text:style-name="P28"><text:s text:c="4"/>reduceFunction,</text:p>
          <text:p text:style-name="P28"><text:s text:c="4"/>{</text:p>
          <text:p text:style-name="P28"><text:s text:c="8"/>out: "reviews_per_business_avg",</text:p>
          <text:p text:style-name="P28"><text:s text:c="8"/>finalize: finalizeFunction,</text:p>
          <text:p text:style-name="P28"><text:s text:c="4"/>}</text:p>
          <text:p text:style-name="P28">)</text:p>
        </text:list-item>
      </text:list>
      <text:list xml:id="list2427929949775119173" text:style-name="L7">
        <text:list-header>
          <text:p text:style-name="P32"/>
        </text:list-header>
        <text:list-item>
          <text:p text:style-name="P36">Odwzoruj wszystkie zadania z punktu 1 w języku programowania (np. JAVA) z pomocą API do MongoDB. Wykorzystaj dla każdego zadania odrębną metodę.</text:p>
          <text:p text:style-name="P32"/>
          <text:p text:style-name="P13"><text:span text:style-name="T3">a. Zwróć bez powtórzeń wszystkie nazwy miast w których znajdują się firmy (</text:span><text:span text:style-name="T4">business</text:span><text:span text:style-name="T5">). Wynik posortuj na podstawie nazwy miasta alfabetycznie.</text:span></text:p>
          <text:p text:style-name="P16"><text:s text:c="4"/>private List&lt;String&gt; getSortedCities()</text:p>
          <text:p text:style-name="P16"><text:s text:c="4"/>{</text:p>
          <text:p text:style-name="P16"><text:s text:c="8"/>List&lt;String&gt; result =</text:p>
          <text:p text:style-name="P16"><text:s text:c="16"/>db.getCollection("buisiness")</text:p>
          <text:p text:style-name="P16"><text:s text:c="16"/>.distinct("city", String.class)</text:p>
          <text:p text:style-name="P16"><text:s text:c="16"/>.into(new ArrayList&lt;&gt;());</text:p>
          <text:p text:style-name="P16"><text:s text:c="8"/>Collections.sort(result);</text:p>
          <text:p text:style-name="P16"><text:s text:c="8"/>return result;</text:p>
          <text:p text:style-name="P16"><text:s text:c="4"/>}</text:p>
          <text:p text:style-name="P18"/>
          <text:p text:style-name="P18">b. Zwróć liczbę wszystkich recenzji, które pojawiły się po 2011 roku (włącznie). </text:p>
          <text:p text:style-name="P16"><text:s text:c="4"/>private long reviewsAfter2010()</text:p>
          <text:p text:style-name="P16"><text:s text:c="4"/>{</text:p>
          <text:p text:style-name="P16"><text:s text:c="8"/>Bson filter = (Filters.gte("date", "2011-01-01"));</text:p>
          <text:p text:style-name="P16"><text:s text:c="8"/>return db.getCollection("review").countDocuments(filter);</text:p>
          <text:p text:style-name="P16"><text:s text:c="4"/>}</text:p>
          <text:p text:style-name="P16"/>
          <text:p text:style-name="P13"><text:span text:style-name="T5">c. Zwróć dane wszystkich zamkniętych (</text:span><text:span text:style-name="T4">open</text:span><text:span text:style-name="T5">) firm (</text:span><text:span text:style-name="T4">business</text:span><text:span text:style-name="T5">) z pól: nazwa, adres, gwiazdki (</text:span><text:span text:style-name="T4">stars</text:span><text:span text:style-name="T5">). </text:span></text:p>
          <text:p text:style-name="P16">private List&lt;Document&gt; closedBusinesses()</text:p>
          <text:p text:style-name="P16"><text:s text:c="4"/>{</text:p>
          <text:p text:style-name="P16"><text:s text:c="7"/>return db.getCollection("buisiness")</text:p>
          <text:p text:style-name="P16"><text:s text:c="16"/>.find(eq("open", false))</text:p>
          <text:p text:style-name="P16"><text:s text:c="16"/>.projection(fields(include("name", "full_address", "stars"), excludeId()))</text:p>
          <text:p text:style-name="P16"><text:s text:c="16"/>.into(new ArrayList&lt;&gt;());</text:p>
          <text:p text:style-name="P16"><text:s text:c="4"/>}</text:p>
          <text:p text:style-name="P16"/>
          <text:p text:style-name="P13"><text:span text:style-name="T5">d. Zwróć dane wszystkich użytkowników (</text:span><text:span text:style-name="T4">user</text:span><text:span text:style-name="T5">), którzy nie uzyskali ani jednego pozytywnego głosu z kategorii (</text:span><text:span text:style-name="T4">funny lub useful</text:span><text:span text:style-name="T5">), wynik posortuj alfabetycznie na podstawie imienia użytkownika. </text:span></text:p>
          <text:p text:style-name="P16"><text:s text:c="4"/>private FindIterable&lt;Document&gt; usersWithVotes()</text:p>
          <text:p text:style-name="P16"><text:s text:c="4"/>{</text:p>
          <text:p text:style-name="P16"><text:s text:c="8"/>db.getCollection("user").createIndex(Indexes.ascending("name"));</text:p>
          <text:p text:style-name="P16"><text:s text:c="8"/>Bson filter = or(eq("votes.funny", 0), eq("votes.useful", 0));</text:p>
          <text:p text:style-name="P16"><text:s text:c="8"/>return db.getCollection("user")</text:p>
          <text:p text:style-name="P16"><text:s text:c="17"/>.find(filter)</text:p>
          <text:p text:style-name="P16"><text:s text:c="17"/>.sort(ascending("name"));</text:p>
          <text:p text:style-name="P16"><text:s text:c="4"/>}</text:p>
          <text:p text:style-name="P16"/>
          <text:p text:style-name="P18"/>
          <text:p text:style-name="P19"><text:span text:style-name="T5">e. Określ, ile każde przedsiębiorstwo otrzymało wskazówek/napiwków (</text:span><text:span text:style-name="T4">tip</text:span><text:span text:style-name="T5">) w 2012. Wynik posortuj alfabetycznie na podstawie liczby (</text:span><text:span text:style-name="T4">tip</text:span><text:span text:style-name="T5">). </text:span></text:p>
          <text:p text:style-name="P16">private AggregateIterable&lt;Document&gt; tipsFrom2012PerBusiness()</text:p>
          <text:p text:style-name="P16">{</text:p>
          <text:p text:style-name="P16"><text:s text:c="4"/>Bson match = match(Filters.regex("date", "2012"));</text:p>
          <text:p text:style-name="P16"><text:s text:c="4"/>Bson group = group("$business_id", Accumulators.sum("count", 1));</text:p>
          <text:p text:style-name="P16"><text:s text:c="4"/>Bson lookupOperation = lookup("buisiness", "_id", "business_id", "business_tip");</text:p>
          <text:p text:style-name="P16"><text:s text:c="4"/>Bson unwind = unwind("$business_data");</text:p>
          <text:p text:style-name="P16"><text:s text:c="4"/>Bson project = project(fields(include("business_tip.name", "count"), excludeId()));</text:p>
          <text:p text:style-name="P16"><text:s text:c="4"/>Bson sort = Aggregates.sort(ascending("count"));</text:p>
          <text:p text:style-name="P16"><text:s text:c="4"/>return db.getCollection("tip")</text:p>
          <text:p text:style-name="P16"><text:s text:c="13"/>.aggregate(Arrays.asList(match, group, lookupOperation, unwind, project, sort));</text:p>
          <text:p text:style-name="P16">}</text:p>
          <text:p text:style-name="P13"><text:span text:style-name="T5">f. Wyznacz, jaką średnia ocen (</text:span><text:span text:style-name="T4">stars</text:span><text:span text:style-name="T5">) uzyskała każda firma (</text:span><text:span text:style-name="T4">business</text:span><text:span text:style-name="T5">) na podstawie wszystkich recenzji. Wynik ogranicz do recenzji, które uzyskały min 4.0 gwiazdki. </text:span></text:p>
          <text:p text:style-name="P16">private AggregateIterable&lt;Document&gt; avgStarsPerBusiness()</text:p>
          <text:p text:style-name="P16">{</text:p>
          <text:p text:style-name="P16"><text:s text:c="4"/>Bson match = match(Filters.gte("avgStars", 4));</text:p>
          <text:p text:style-name="P16"><text:s text:c="4"/>Bson group = group("$business_id", Accumulators.avg("avgStars", "$stars"));</text:p>
          <text:p text:style-name="P16"><text:s text:c="4"/>Bson lookupOperation = lookup("buisiness", "_id", "business_id", "business_review");</text:p>
          <text:p text:style-name="P16"><text:s text:c="4"/>Bson unwind = unwind("$business_review");</text:p>
          <text:p text:style-name="P16"><text:s text:c="4"/>Bson project = project(fields(include("business_review.name", "avgStars"), excludeId()));</text:p>
          <text:p text:style-name="P16"><text:s text:c="8"/>return db.getCollection("review")</text:p>
          <text:p text:style-name="P16"><text:s text:c="17"/>.aggregate(Arrays.asList(group, lookupOperation, unwind, project, match));</text:p>
          <text:p text:style-name="P16">}</text:p>
          <text:p text:style-name="P24"><text:span text:style-name="T5">g. Usuń wszystkie firmy (</text:span><text:span text:style-name="T4">business</text:span><text:span text:style-name="T5">), które posiadają ocenę (</text:span><text:span text:style-name="T4">stars</text:span><text:span text:style-name="T5">) równą 2.0. <text:tab/></text:span></text:p>
          <text:p text:style-name="P29">private void deleteBusinessesWith2Stars()</text:p>
          <text:p text:style-name="P29">{</text:p>
          <text:p text:style-name="P29"><text:s text:c="4"/>db.getCollection("buisiness").deleteMany(eq("stars", 2));</text:p>
          <text:p text:style-name="P29">}</text:p>
        </text:list-item>
      </text:list>
      <text:p text:style-name="P4"/>
      <text:p text:style-name="P5"/>
      <text:list xml:id="list7205510435217707802" text:style-name="L8">
        <text:list-header>
          <text:p text:style-name="P34"/>
        </text:list-header>
        <text:list-item>
          <text:p text:style-name="P37"><text:span text:style-name="T5">Zaproponuj </text:span><text:span text:style-name="T5">bazę </text:span><text:span text:style-name="T5">danych </text:span><text:span text:style-name="T5">składającą się z </text:span><text:span text:style-name="T5">3 kolekcji </text:span><text:span text:style-name="T5">pozwalającą przechowywać dane dotyczące</text:span><text:span text:style-name="T5">: klie</text:span><text:span text:style-name="T5">ntów</text:span><text:span text:style-name="T5">, zakupu oraz przedmiotu zakupu. W bazie wykorzystaj: pola proste</text:span><text:span text:style-name="T5">, złożone </text:span><text:span text:style-name="T5">i tablice. </text:span><text:span text:style-name="T5">Zaprezentuj strukturę dokumentów </text:span><text:span text:style-name="T5">w formie JSON dla </text:span><text:span text:style-name="T5">przykładowych </text:span><text:span text:style-name="T5">danych.</text:span></text:p>
        </text:list-item>
      </text:list>
      <text:p text:style-name="P7"/>
      <text:p text:style-name="P8">Order:</text:p>
      <text:p text:style-name="P8">{</text:p>
      <text:p text:style-name="P8"><text:s text:c="4"/>"_id" : ObjectId("5ded067997f0cbd201d64a55"),</text:p>
      <text:p text:style-name="P8"><text:s text:c="4"/>"username" : "Mishra",</text:p>
      <text:p text:style-name="P8"><text:s text:c="4"/>"product_id" : "1",</text:p>
      <text:p text:style-name="P8"><text:s text:c="4"/>"date" : "Sun Dec 08 2019 15:19:37 GMT+0100"</text:p>
      <text:p text:style-name="P8">}</text:p>
      <text:p text:style-name="P8"/>
      <text:p text:style-name="P8">Product:</text:p>
      <text:p text:style-name="P8">{</text:p>
      <text:p text:style-name="P8"><text:s text:c="4"/>"_id" : "1",</text:p>
      <text:p text:style-name="P8"><text:s text:c="4"/>"name" : "Teddy",</text:p>
      <text:p text:style-name="P8"><text:s text:c="4"/>"units_in_stock" : 15.0,</text:p>
      <text:p text:style-name="P8"><text:s text:c="4"/>"description" : "Awesome",</text:p>
      <text:p text:style-name="P8"><text:s text:c="4"/>"orders" : [],</text:p>
      <text:p text:style-name="P8"><text:s text:c="4"/>"orderes" : [ </text:p>
      <text:p text:style-name="P8"><text:s text:c="8"/>{</text:p>
      <text:p text:style-name="P8"><text:s text:c="12"/>"$ref" : "orderes",</text:p>
      <text:p text:style-name="P8"><text:s text:c="12"/>"$id" : "Mishra"</text:p>
      <text:p text:style-name="P8"><text:s text:c="8"/>}</text:p>
      <text:p text:style-name="P8"><text:s text:c="4"/>]</text:p>
      <text:p text:style-name="P8">}</text:p>
      <text:p text:style-name="P8">User: </text:p>
      <text:p text:style-name="P8">{</text:p>
      <text:p text:style-name="P8"><text:s text:c="4"/>"_id" : "Mishra",</text:p>
      <text:p text:style-name="P8"><text:s text:c="4"/>"fullname" : {</text:p>
      <text:p text:style-name="P8"><text:s text:c="8"/>"firstname" : "Mikolaj",</text:p>
      <text:p text:style-name="P8"><text:s text:c="8"/>"lastname" : "Tomalik"</text:p>
      <text:p text:style-name="P8"><text:s text:c="4"/>},</text:p>
      <text:p text:style-name="P8"><text:s text:c="4"/>"address" : {</text:p>
      <text:p text:style-name="P8"><text:s text:c="8"/>"city" : "Krakow",</text:p>
      <text:p text:style-name="P8"><text:s text:c="8"/>"street" : "Czarnowiejska",</text:p>
      <text:p text:style-name="P8"><text:s text:c="8"/>"number" : 37.0</text:p>
      <text:p text:style-name="P8"><text:s text:c="4"/>},</text:p>
      <text:p text:style-name="P8"><text:s text:c="4"/>"password" : "1234",</text:p>
      <text:p text:style-name="P8"><text:s text:c="4"/>"email" : "Mishra@gmail.com",</text:p>
      <text:p text:style-name="P8"><text:s text:c="4"/>"ordered_products" : [ </text:p>
      <text:p text:style-name="P8"><text:s text:c="8"/>{</text:p>
      <text:p text:style-name="P8"><text:s text:c="12"/>"$ref" : "ordered_products",</text:p>
      <text:p text:style-name="P8"><text:s text:c="12"/>"$id" : "1"</text:p>
      <text:p text:style-name="P8"><text:s text:c="8"/>}</text:p>
      <text:p text:style-name="P8"><text:s text:c="4"/>]</text:p>
      <text:p text:style-name="P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olas" svg:font-family="Conolas"/>
    <style:font-face style:name="OpenSymbol" svg:font-family="OpenSymbol"/>
    <style:font-face style:name="Arial2" svg:font-family="Arial" style:font-family-generic="swiss"/>
    <style:font-face style:name="Calibri" svg:font-family="Calibri, 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88cm" fo:margin-right="1.59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07T17:50:39.50</meta:creation-date>
    <dc:date>2019-12-11T22:08:47.29</dc:date>
    <meta:editing-duration>PT4H15M8S</meta:editing-duration>
    <meta:editing-cycles>8</meta:editing-cycles>
    <meta:generator>OpenOffice/4.1.6$Win32 OpenOffice.org_project/416m1$Build-9790</meta:generator>
    <meta:document-statistic meta:table-count="0" meta:image-count="0" meta:object-count="0" meta:page-count="6" meta:paragraph-count="204" meta:word-count="907" meta:character-count="8390"/>
  </office:meta>
</office:document-meta>
</file>